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20f" officeooo:paragraph-rsid="0001520f"/>
    </style:style>
    <style:style style:name="P2" style:family="paragraph" style:parent-style-name="Standard">
      <style:text-properties officeooo:rsid="000238df" officeooo:paragraph-rsid="000238df"/>
    </style:style>
    <style:style style:name="P3" style:family="paragraph" style:parent-style-name="Standard">
      <style:text-properties officeooo:rsid="00058b58" officeooo:paragraph-rsid="00058b58"/>
    </style:style>
    <style:style style:name="P4" style:family="paragraph" style:parent-style-name="Standard" style:list-style-name="L1">
      <style:text-properties officeooo:rsid="00058b58" officeooo:paragraph-rsid="00058b58"/>
    </style:style>
    <style:style style:name="P5" style:family="paragraph" style:parent-style-name="Standard" style:list-style-name="L1">
      <style:text-properties officeooo:rsid="00074373" officeooo:paragraph-rsid="00074373"/>
    </style:style>
    <style:style style:name="P6" style:family="paragraph" style:parent-style-name="Standard">
      <style:text-properties officeooo:rsid="00074373" officeooo:paragraph-rsid="00074373"/>
    </style:style>
    <style:style style:name="T1" style:family="text">
      <style:text-properties officeooo:rsid="0003db2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5 : </text:p>
      <text:p text:style-name="P1"/>
      <text:p text:style-name="P1"/>
      <text:p text:style-name="P1"/>
      <text:p text:style-name="P1"/>
      <text:p text:style-name="P1">Q4 ) Vu que rien n’est commit, les changements sont perdus </text:p>
      <text:p text:style-name="P1"/>
      <text:p text:style-name="P1"/>
      <text:p text:style-name="P2">Q5) <text:span text:style-name="T1">Les changements sont commits </text:span></text:p>
      <text:p text:style-name="P2"/>
      <text:p text:style-name="P2">Bilan : Tous les opérations qui sont liés à la structure de la table sont directement commit (Même si on à préciser autocommit ). Ce qui n’est pas le cas quand on ajoute/modif/suppr des valeurs de la table</text:p>
      <text:p text:style-name="P2"/>
      <text:p text:style-name="P2"/>
      <text:p text:style-name="P3">Q6) </text:p>
      <text:list xml:id="list961253692" text:style-name="L1">
        <text:list-item>
          <text:p text:style-name="P4">Session : Temps dans laquelle on accède à la BDD, on peut le voir via le numéro de session </text:p>
        </text:list-item>
        <text:list-item>
          <text:p text:style-name="P4">Transaction : Ensemble d’opération (Requêtes SQL) qui sont comprises avant un commit ou une interruption de session</text:p>
        </text:list-item>
        <text:list-item>
          <text:p text:style-name="P5">Pour valider une transaction, il faut expliciment l’enregistrer via <text:span text:style-name="T2">COMMIT</text:span>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47:52.563075561</meta:creation-date>
    <dc:date>2025-03-28T16:02:55.550501423</dc:date>
    <meta:editing-duration>PT15M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06" meta:character-count="591" meta:non-whitespace-character-count="490"/>
  </office:meta>
</office:document-meta>
</file>